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, Arial"/>
    <style:font-face style:name="Arial" svg:font-family="Arial, 'Trebuchet MS', Helvetica, sans-serif"/>
    <style:font-face style:name="Helvetica Neue" svg:font-family="'Helvetica Neue', Helvetica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1.249cm" style:auto-text-indent="false"/>
      <style:text-properties officeooo:paragraph-rsid="00189ad4"/>
    </style:style>
    <style:style style:name="P2" style:family="paragraph" style:parent-style-name="Standard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1.27cm" style:auto-text-indent="false"/>
      <style:text-properties style:font-name="Times New Roman1" fo:font-size="14pt" officeooo:paragraph-rsid="00189ad4" style:font-name-asian="Times New Roman1" style:font-size-asian="14pt" style:font-name-complex="Times New Roman1" style:font-size-complex="14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58d9e" officeooo:paragraph-rsid="00158d9e" style:font-size-asian="12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58d9e" officeooo:paragraph-rsid="00158d9e" style:font-size-asian="12pt" style:font-size-complex="12pt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58d9e" officeooo:paragraph-rsid="00189ad4" style:font-size-asian="12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fo:font-variant="normal" fo:text-transform="none" fo:color="#444444" style:font-name="Helvetica Neue" fo:font-size="10.5pt" fo:letter-spacing="normal" fo:font-style="normal" fo:font-weight="normal" officeooo:rsid="00158d9e" officeooo:paragraph-rsid="00158d9e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333333" style:font-name="Arial" fo:font-size="9pt" fo:letter-spacing="normal" fo:font-style="italic" fo:font-weight="normal"/>
    </style:style>
    <style:style style:name="P9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color="#333333" style:font-name="Arial" fo:font-size="9pt" fo:letter-spacing="normal" fo:font-style="italic" fo:font-weight="normal"/>
    </style:style>
    <style:style style:name="P10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color="#333333" fo:letter-spacing="normal"/>
    </style:style>
    <style:style style:name="T1" style:family="text">
      <style:text-properties officeooo:rsid="0017312a"/>
    </style:style>
    <style:style style:name="T2" style:family="text">
      <style:text-properties style:font-name="Arial Unicode MS" fo:font-size="11pt"/>
    </style:style>
    <style:style style:name="T3" style:family="text">
      <style:text-properties fo:font-variant="normal" fo:text-transform="none" fo:color="#444444" style:font-name="Arial Unicode MS" fo:font-size="11pt" fo:font-style="normal"/>
    </style:style>
    <style:style style:name="T4" style:family="text">
      <style:text-properties fo:font-variant="normal" fo:text-transform="none" fo:color="#444444" style:font-name="Arial Unicode MS" fo:font-size="11pt" fo:letter-spacing="normal" fo:font-style="normal" fo:font-weight="normal"/>
    </style:style>
    <style:style style:name="T5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6" style:family="text">
      <style:text-properties fo:font-variant="normal" fo:text-transform="none" fo:color="#444444" style:font-name="Times New Roman1" fo:font-size="14pt" fo:letter-spacing="normal" fo:font-style="normal" fo:font-weight="normal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font-variant="normal" fo:text-transform="none" fo:color="#0077bb" style:text-line-through-style="none" style:text-line-through-type="none" style:font-name="Arial Unicode MS" fo:font-size="11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officeooo:rsid="00189ad4"/>
    </style:style>
    <style:style style:name="T9" style:family="text">
      <style:text-properties style:font-name="Arial" fo:font-size="9pt" fo:font-style="italic" fo:font-weight="normal"/>
    </style:style>
    <style:style style:name="T10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ТЗЫВ</text:p>
      <text:p text:style-name="P3">руководителя на специалистскую работу</text:p>
      <text:p text:style-name="P4"/>
      <text:p text:style-name="P4">Студентки гр.722</text:p>
      <text:p text:style-name="P4">Мейта Марины Валерьевны</text:p>
      <text:p text:style-name="P4">Томского государственного университета систем управления и радиоэлектроники (ТУСУР)</text:p>
      <text:p text:style-name="P4">Наименование темы специалистской работы: Определение авторства исходного кода.</text:p>
      <text:p text:style-name="P4">___________________________________________________________________</text:p>
      <text:p text:style-name="P4">___________________________________________________________________</text:p>
      <text:p text:style-name="P4">___________________________________________________________________</text:p>
      <text:p text:style-name="P4">___________________________________________________________________</text:p>
      <text:p text:style-name="P4">___________________________________________________________________</text:p>
      <text:p text:style-name="P4">___________________________________________________________________</text:p>
      <text:p text:style-name="P4">___________________________________________________________________</text:p>
      <text:p text:style-name="P4">___________________________________________________________________</text:p>
      <text:p text:style-name="P5">Выпускная квалификационная работа заслуживает оценку «<text:span text:style-name="T8">отлично</text:span>», а студентка Мейта М.В. присвоения квалификации <text:span text:style-name="T1">специалиста по защите информации. </text:span></text:p>
      <text:p text:style-name="P4"/>
      <text:p text:style-name="P4">Романов Александр Сергеевич, кандидат технических наук, доцент кафедры БИС</text:p>
      <text:p text:style-name="P4">«___»___________2017 г.<text:tab/><text:tab/><text:tab/><text:tab/><text:tab/>Подпись _________________________</text:p>
      <text:p text:style-name="P4"/>
      <text:p text:style-name="P4"/>
      <text:p text:style-name="P4">Давая заключение о качестве проекта (работы), необходимо осветить следу-</text:p>
      <text:p text:style-name="P4">ющие вопросы: соответствие выполненного проекта заданию, использование</text:p>
      <text:p text:style-name="P4">отечественной и зарубежной литературы, технических решений, правиль-</text:p>
      <text:p text:style-name="P4">ность и полноту расчетов, уровень теоретической подготовки студента и сте-</text:p>
      <text:p text:style-name="P4">пень использования теоретических знаний в проекте, правильность и обосно-</text:p>
      <text:p text:style-name="P4">ванность технологических и конструктивных решений.</text:p>
      <text:p text:style-name="P4"/>
      <text:p text:style-name="P6"><text:span text:style-name="T2">В процессе подготовки и написания работы студентка соблюдала сроки выполнения календарного графика и проявила отличные навыки в работе с теоретическими источниками и первичной учетной документацией.</text:span><text:line-break/><text:span text:style-name="T2">Теоретическая значимость работы заключается в обобщении научных и учебно-методических и нормативных источников по заявленной теме, который может быть использован при подготовке и изучении курса дисциплины «Бухгалтерский финансовый учет».</text:span></text:p>
      <text:p text:style-name="P7"><text:soft-page-break/><text:span text:style-name="T4">Практическая значимость работы заключается в разработке конкретных рекомендаций и мероприятий по совершенствованию порядка учета и анализа финансовых результатов в исследуемой организации с целью совершенствования порядка учета и повышения эффективности финансовых результатов предприятия.</text:span><text:span text:style-name="T5"><text:line-break/></text:span><text:span text:style-name="T4">В целом, выпускная квалификационная работа выполнена на хорошем теоретическом и практическом уровне, соответствует требованиям, предъявляемым к подобным работам, рекомендуется </text:span><text:a xlink:type="simple" xlink:href="http://www.xn-----8kcodrdcygecwgg0byh.xn--p1ai/sekret-udachnoi-zashchity-diplomnoi-raboty" office:target-frame-name="_blank" xlink:show="new" text:style-name="Internet_20_link" text:visited-style-name="Visited_20_Internet_20_Link"><text:span text:style-name="T7">к защите</text:span></text:a><text:span text:style-name="T4"> на заседании Государственной аттестационной комиссии по присвоению студентке ФИО квалификации экономиста по специальности 080109.65 «Бухгалтерский учет, анализ и аудит» и при успешной защите заслуживает </text:span><text:a xlink:type="simple" xlink:href="http://www.xn-----8kcodrdcygecwgg0byh.xn--p1ai/kak-napisat-otlichnuiu-diplomnuiu-rabotu" office:target-frame-name="_blank" xlink:show="new" text:style-name="Internet_20_link" text:visited-style-name="Visited_20_Internet_20_Link"><text:span text:style-name="T7">отличной оценки</text:span></text:a><text:span text:style-name="T4">.</text:span></text:p>
      <text:p text:style-name="P7"><text:span text:style-name="T4"/></text:p>
      <text:p text:style-name="P8"><text:span text:style-name="T3">Дипломная работы написана студентом ФИО на актуальную в настоящий момент тему «Анализ маркетинговой деятельности предприятия и методы ее совершенствования на примере гостиницы «…»». Данная тема является важной и актуальной по ряду причин. В настоящее время российский рынок гостиничных услуг сталкивается с проблемами нехватки клиентов и развития конкурентоспособности. Использование западных концепций маркетинга позволит предприятиям поддержать свой имидж на рынке услуг и не стать убыточными. Поставленные цели и задачи полностью соответствуют теме исследования. Дипломная работа написана на основе современных статистических данных и статей ученых, авторитетных в данной области.</text:span></text:p>
      <text:p text:style-name="P9">Дипломная работа состоит из трех глав, введения, заключения и списка использованной литературы. После каждой главы содержатся четкие выводы. Оформление диплома соответствует стандартам.</text:p>
      <text:p text:style-name="P9">Во введении содержится обоснование актуальности работы, цели, задачи, методы исследования, а также положения, выносимые на защиту.</text:p>
      <text:p text:style-name="P9">В первой главе рассматриваются теоретические аспекты исследования, посвященные маркетинговой деятельности в гостиничной индустрии. В главу также включены ключевые понятия по данной проблеме.</text:p>
      <text:p text:style-name="P9">Во второй главе проводится анализ маркетинговой деятельности гостиницы «…». Глава содержит в себе большое количество практических материалов и их анализ.</text:p>
      <text:p text:style-name="P9">В третьей главе предложены возможные способы совершенствования маркетинговой деятельности данного предприятия, а также представлены перспективы развития. Предложенные рекомендации весьма интересны и заслуживают внимания.</text:p>
      <text:p text:style-name="P9">В процессе написания дипломной работы студент соблюдал сроки календарного графика и проявил хорошие навыки работы с теоретическими и статистическими материалами.</text:p>
      <text:p text:style-name="P9">Теоретическая значимость работы заключается в возможности использования полученных результатов при изучении дисциплины «Менеджмент организации».</text:p>
      <text:p text:style-name="P9">Практическая значимость состоит в разработке конкретных предложений и рекомендаций по обеспечению минимизации финансового риска на предприятии и оптимизации расходов, которые могут быть использованы на практике.</text:p>
      <text:p text:style-name="P10"> <text:span text:style-name="T9">В целом студент полно и точно раскрыл тему дипломной работы. Недостатков обнаружено не было. Работа допускается к защите. Рекомендуемая оценка – «отлично».</text:span></text:p>
      <text:p text:style-name="P7"><text:span text:style-name="T4"/></text:p>
      <text:p text:style-name="P1"><text:soft-page-break/><text:span text:style-name="T6">В дипломной работе обобщены теоретические представления ведущих специалистов по данной проблематике; проанализированы различные подходы к данной теме и представлены определения антикризисного управления на уровне конкретного предприятия; выявил основные причины кризиса на предприятии; практические шаги, которые должен использовать антикризисный управляющий в своей работе; обобщены, систематизированы и оценены существующие средства, методы, применяемые для определения стадии жизненного цикла предприятия; рассмотрены количественные и качественные показатели, позволяющие на основе их экспертной оценки определить стадию жизненного цикла; изучены различные факторы, влияющие на развитие предприятия; определена стадия жизненного цикла организации «Битекс».</text:span></text:p>
      <text:p text:style-name="P2"><text:span text:style-name="T6">Основные задачи, поставленные в дипломной работе были достигнуты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, Arial"/>
    <style:font-face style:name="Arial" svg:font-family="Arial, 'Trebuchet MS', Helvetica, sans-serif"/>
    <style:font-face style:name="Helvetica Neue" svg:font-family="'Helvetica Neue', Helvetica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00:13:08.368135555</dc:date>
    <meta:editing-duration>PT20H41M43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3" meta:paragraph-count="37" meta:word-count="603" meta:character-count="5653" meta:non-whitespace-character-count="5079"/>
  </office:meta>
</office:document-meta>
</file>